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ilanka" svg:font-family="Chilanka" style:font-pitch="variable"/>
    <style:font-face style:name="URW Bookman" svg:font-family="'URW Bookman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72in"/>
    </style:style>
    <style:style style:name="co2" style:family="table-column">
      <style:table-column-properties fo:break-before="auto" style:column-width="3.0591in"/>
    </style:style>
    <style:style style:name="co3" style:family="table-column">
      <style:table-column-properties fo:break-before="auto" style:column-width="1.986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2591in"/>
    </style:style>
    <style:style style:name="co6" style:family="table-column">
      <style:table-column-properties fo:break-before="auto" style:column-width="3.1874in"/>
    </style:style>
    <style:style style:name="co7" style:family="table-column">
      <style:table-column-properties fo:break-before="auto" style:column-width="2.6945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hilanka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ot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obot Test Suite (Boot Test Library)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 calcext:value-type="string">
            <text:p>Test Cases</text:p>
          </table:table-cell>
          <table:table-cell table:style-name="ce2" office:value-type="string" calcext:value-type="string">
            <text:p>DUT component to be verified</text:p>
          </table:table-cell>
          <table:table-cell table:style-name="ce2" office:value-type="string" calcext:value-type="string">
            <text:p>Check correctness</text:p>
          </table:table-cell>
        </table:table-row>
        <table:table-row table:style-name="ro4">
          <table:table-cell table:style-name="ce3"/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 table:number-rows-repeated="5">
          <table:table-cell table:number-columns-repeated="3"/>
        </table:table-row>
        <table:table-row table:style-name="ro4">
          <table:table-cell table:style-name="ce3"/>
          <table:table-cell table:number-columns-repeated="2"/>
        </table:table-row>
      </table:table>
      <table:table table:name="DPBTest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Robot Test Suite (DPB Test Library)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 calcext:value-type="string">
            <text:p>Test Cases</text:p>
          </table:table-cell>
          <table:table-cell table:style-name="ce2" office:value-type="string" calcext:value-type="string">
            <text:p>DUT component to be verified</text:p>
          </table:table-cell>
          <table:table-cell table:style-name="ce2" office:value-type="string" calcext:value-type="string">
            <text:p>Check correctness</text:p>
          </table:table-cell>
        </table:table-row>
        <table:table-row table:style-name="ro4">
          <table:table-cell table:style-name="ce3" office:value-type="string" calcext:value-type="string">
            <text:p>Test Library Initializ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bDAQInterface successfu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it IIO Moni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t detected SF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PIO Base Address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4">
          <table:table-cell table:style-name="ce3" office:value-type="string" calcext:value-type="string">
            <text:p>Ethernet Link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Ethernet change: </text:p>
            <text:p>Primary → Backup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Ethernet change: </text:p>
            <text:p>Backup → Prima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mary slav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twork connectivity Prima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twork connectivity Backu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ysical Status Primary connected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ysical Status Primary disconnected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ysical Status Backup connected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ysical Status Backup disconnected?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 calcext:value-type="string">
            <text:p>Aurora Link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urora change: </text:p>
            <text:p>Primary → Backup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urora change: </text:p>
            <text:p>Backup → Prima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mary slav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izer connectivity Prima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izer connectivity Backu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ysical Status Primary connected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ysical Status Primary disconnected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ysical Status Backup connected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ysical Status Backup disconnected?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 calcext:value-type="string">
            <text:p>I2C Sensors Magnitude Measure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s volt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measurement SF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measurement SOM 12V</text:p>
          </table:table-cell>
          <table:table-cell office:value-type="string" calcext:value-type="string">
            <text:p>Current in 12V bus (Total PCB current dissipated)</text:p>
          </table:table-cell>
          <table:table-cell office:value-type="string" calcext:value-type="string">
            <text:p>Measure under stress test less than 1.5A</text:p>
          </table:table-cell>
        </table:table-row>
        <table:table-row table:style-name="ro2">
          <table:table-cell office:value-type="string" calcext:value-type="string">
            <text:p>Current measurement SOM 3V3</text:p>
          </table:table-cell>
          <table:table-cell office:value-type="string" calcext:value-type="string">
            <text:p>Current in 3V3 bus</text:p>
          </table:table-cell>
          <table:table-cell/>
        </table:table-row>
        <table:table-row table:style-name="ro2">
          <table:table-cell office:value-type="string" calcext:value-type="string">
            <text:p>Current measurement SOM 1V8</text:p>
          </table:table-cell>
          <table:table-cell office:value-type="string" calcext:value-type="string">
            <text:p>Current in 1V8 bus</text:p>
          </table:table-cell>
          <table:table-cell/>
        </table:table-row>
        <table:table-row table:style-name="ro2">
          <table:table-cell office:value-type="string" calcext:value-type="string">
            <text:p>Temperature PC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X Power SFP Ran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X Power SFP Ran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X Power SFP Measure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X Power SFP Measure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mperature SFP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 calcext:value-type="string">
            <text:p>GPI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FP Module Presen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FP GPI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 Enables GPIOs</text:p>
          </table:table-cell>
          <table:table-cell/>
          <table:table-cell office:value-type="string" calcext:value-type="string">
            <text:p>Power cycle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4">
          <table:table-cell table:style-name="ce3" office:value-type="string" calcext:value-type="string">
            <text:p>AMS Sensors Magnitude Measure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tage measure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mperature measure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arm threshold modify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 calcext:value-type="string">
            <text:p>Sensor alar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S Temperature Alarm Trigge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S Voltage Alarm Trigge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FP Status Alarm Trigge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FP RX Power Alarm Trigge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thernet Link Status chan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rora Link Status chan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B Temperature Alar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FP Supply Current Alarm Triggering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 calcext:value-type="string">
            <text:p>Commands from DAQ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and Response val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PB Command is correct and sends correct resul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PB Command is READ but not val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PB Command is SET but not val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PB Command is not valid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/>
          <table:table-cell table:number-columns-repeated="2"/>
        </table:table-row>
      </table:table>
      <table:table table:name="PCTest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Robot Test Suite (PC Test Library)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 calcext:value-type="string">
            <text:p>Test Cases</text:p>
          </table:table-cell>
          <table:table-cell table:style-name="ce2" office:value-type="string" calcext:value-type="string">
            <text:p>DUT component to be verified</text:p>
          </table:table-cell>
          <table:table-cell table:style-name="ce2" office:value-type="string" calcext:value-type="string">
            <text:p>Check correctness</text:p>
          </table:table-cell>
        </table:table-row>
        <table:table-row table:style-name="ro4">
          <table:table-cell table:style-name="ce3" office:value-type="string" calcext:value-type="string">
            <text:p>Commands from DAQ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and Response val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PB Command is correct and sends correct resul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PB Command is READ but not val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PB Command is SET but not val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PB Command is not valid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 calcext:value-type="string">
            <text:p>Monito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son Monitoring Response Validati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ilanka" svg:font-family="Chilanka" style:font-pitch="variable"/>
    <style:font-face style:name="URW Bookman" svg:font-family="'URW Bookman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3T12:12:07.974532078</meta:creation-date>
    <dc:date>2024-05-03T13:37:32.800110853</dc:date>
    <meta:editing-duration>PT24M19S</meta:editing-duration>
    <meta:editing-cycles>8</meta:editing-cycles>
    <meta:generator>LibreOffice/6.4.7.2$Linux_X86_64 LibreOffice_project/40$Build-2</meta:generator>
    <meta:document-statistic meta:table-count="3" meta:cell-count="85" meta:object-count="0"/>
  </office:meta>
</office:document-meta>
</file>